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7.14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3.47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  <style:map style:condition="is-true-formula([.$J1]&gt;COLUMN([.A1])-3)" style:apply-style-name="Parameter" style:base-cell-address="Sheet1.A1"/>
    </style:style>
    <style:style style:name="ce1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6" table:number-columns-repeated="242" table:default-cell-style-name="ce5"/>
        <table:table-column table:style-name="co8" table:number-columns-repeated="768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PRODUCT([.C2:.E2])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office:value-type="string">
            <text:p>PRODUCT (does not support blanks!)</text:p>
          </table:table-cell>
          <table:table-cell table:style-name="ce4" office:value-type="string">
            <text:p>PRODUCT</text:p>
          </table:table-cell>
          <table:table-cell table:style-name="ce16"/>
          <table:table-cell table:style-name="ce4"/>
          <table:table-cell table:style-name="ce4"/>
          <table:table-cell table:formula="of:=IF(ISBLANK([.M2]);[.A2];[.M2])" office:value-type="float" office:value="6">
            <text:p>6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4" table:formula="of:=PRODUCT([.C3:.E3])" office:value-type="float" office:value="120">
            <text:p>12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3]);[.A3];[.M3])" office:value-type="float" office:value="120">
            <text:p>120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720">
            <text:p>720</text:p>
          </table:table-cell>
          <table:table-cell table:style-name="ce4" table:formula="of:=PRODUCT([.C5:.E6])" office:value-type="float" office:value="720">
            <text:p>72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5]);[.A5];[.M5])" office:value-type="float" office:value="720">
            <text:p>720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4400">
            <text:p>14400</text:p>
          </table:table-cell>
          <table:table-cell table:style-name="ce4" table:formula="of:=PRODUCT([.C6:.E6])^2" office:value-type="float" office:value="14400">
            <office:annotation draw:style-name="gr1" draw:text-style-name="P1" svg:width="1.779cm" svg:height="1.992cm" svg:x="10.657cm" svg:y="1.228cm" draw:caption-point-x="-4.837cm" draw:caption-point-y="1.442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1440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6]);[.A6];[.M6])" office:value-type="float" office:value="14400">
            <text:p>14400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PRODUCT([.C8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8]);[.A8];[.M8])" office:value-type="float" office:value="1">
            <text:p>1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PRODUCT([.C9]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9]);[.A9];[.M9])" office:value-type="float" office:value="4">
            <text:p>4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PRODUCT([.C11];[.D11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1]);[.A11];[.M11])" office:value-type="float" office:value="2">
            <text:p>2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table:formula="of:=PRODUCT([.C12];[.D12])"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2]);[.A12];[.M12])" office:value-type="float" office:value="20">
            <text:p>20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PRODUCT([.C14];[.D14];[.E14])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4]);[.A14];[.M14])" office:value-type="float" office:value="6">
            <text:p>6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4" table:formula="of:=PRODUCT([.C15];[.D15];[.E15])" office:value-type="float" office:value="120">
            <text:p>12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5]);[.A15];[.M15])" office:value-type="float" office:value="120">
            <text:p>120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4" table:formula="of:=PRODUCT([.C17];[.G17];[.D17];[.I17])" office:value-type="float" office:value="70">
            <text:p>7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7]);[.A17];[.M17])" office:value-type="float" office:value="70">
            <text:p>70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4" table:formula="of:=PRODUCT([.C18];[.G18];[.D18];[.I18])" office:value-type="float" office:value="126">
            <text:p>12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8]);[.A18];[.M18])" office:value-type="float" office:value="126">
            <text:p>126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PRODUCT([.D20];[.C20];[.C20];[.D20])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20]);[.A20];[.M20])" office:value-type="float" office:value="4">
            <text:p>4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00">
            <text:p>400</text:p>
          </table:table-cell>
          <table:table-cell table:style-name="ce4" table:formula="of:=PRODUCT([.D21];[.C21];[.C21];[.D21])" office:value-type="float" office:value="400">
            <text:p>40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21]);[.A21];[.M21])" office:value-type="float" office:value="400">
            <text:p>400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4" table:formula="of:=PRODUCT(ProductRange)" office:value-type="float" office:value="120">
            <text:p>12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23]);[.A23];[.M23])" office:value-type="float" office:value="120">
            <text:p>120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PRODUCT([.C24:.E24])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24]);[.A24];[.M24])" office:value-type="float" office:value="6">
            <text:p>6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4" table:formula="of:=PRODUCT([.C26:.E26];[.G26];[.I26])" office:value-type="float" office:value="210">
            <text:p>2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26]);[.A26];[.M26])" office:value-type="float" office:value="210">
            <text:p>210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0240">
            <text:p>30240</text:p>
          </table:table-cell>
          <table:table-cell table:style-name="ce4" table:formula="of:=PRODUCT([.C27:.E27];[.G27];[.I27])" office:value-type="float" office:value="30240">
            <text:p>3024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27]);[.A27];[.M27])" office:value-type="float" office:value="30240">
            <text:p>30240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COUNT([.C29:.E29])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office:value-type="string">
            <text:p>COUNT (does not support blanks!)</text:p>
          </table:table-cell>
          <table:table-cell table:style-name="ce4" office:value-type="string">
            <text:p>COUNT</text:p>
          </table:table-cell>
          <table:table-cell table:style-name="ce16"/>
          <table:table-cell table:style-name="ce4"/>
          <table:table-cell table:style-name="ce4"/>
          <table:table-cell table:formula="of:=IF(ISBLANK([.M29]);[.A29];[.M29])" office:value-type="float" office:value="3">
            <text:p>3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COUNT([.C30:.E30])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30]);[.A30];[.M30])" office:value-type="float" office:value="3">
            <text:p>3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COUNT([.C32:.E33])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32]);[.A32];[.M32])" office:value-type="float" office:value="6">
            <text:p>6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COUNT([.C33:.E33])*2" office:value-type="float" office:value="6">
            <office:annotation draw:style-name="gr1" draw:text-style-name="P1" svg:width="1.778cm" svg:height="1.997cm" svg:x="6.026cm" svg:y="14.76cm" draw:caption-point-x="-0.206cm" draw:caption-point-y="0.436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33]);[.A33];[.M33])" office:value-type="float" office:value="6">
            <text:p>6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COUNT([.C35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35]);[.A35];[.M35])" office:value-type="float" office:value="1">
            <text:p>1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COUNT([.C36])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36]);[.A36];[.M36])" office:value-type="float" office:value="1">
            <text:p>1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COUNT([.C38];[.D38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38]);[.A38];[.M38])" office:value-type="float" office:value="2">
            <text:p>2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COUNT([.C39];[.D39])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39]);[.A39];[.M39])" office:value-type="float" office:value="2">
            <text:p>2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COUNT([.C41];[.D41];[.E41])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41]);[.A41];[.M41])" office:value-type="float" office:value="3">
            <text:p>3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COUNT([.C42];[.D42];[.E42])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42]);[.A42];[.M42])" office:value-type="float" office:value="3">
            <text:p>3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COUNT([.C44];[.G44];[.D44];[.I44])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44]);[.A44];[.M44])" office:value-type="float" office:value="4">
            <text:p>4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COUNT([.C45];[.G45];[.D45];[.I45])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45]);[.A45];[.M45])" office:value-type="float" office:value="4">
            <text:p>4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COUNT([.D47];[.C47];[.C47];[.D47])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47]);[.A47];[.M47])" office:value-type="float" office:value="4">
            <text:p>4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COUNT([.D48];[.C48];[.C48];[.D48]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48]);[.A48];[.M48])" office:value-type="float" office:value="4">
            <text:p>4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COUNT(CountRange)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50]);[.A50];[.M50])" office:value-type="float" office:value="3">
            <text:p>3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COUNT([.C51:.E51])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51]);[.A51];[.M51])" office:value-type="float" office:value="3">
            <text:p>3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COUNT([.C53:.E53];[.G53];[.I53])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53]);[.A53];[.M53])" office:value-type="float" office:value="5">
            <text:p>5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COUNT([.C54:.E54];[.G54];[.I54])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54]);[.A54];[.M54])" office:value-type="float" office:value="5">
            <text:p>5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COUNTA([.C56:.E56])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<text:s/></text:p>
          </table:table-cell>
          <table:table-cell table:style-name="ce9" office:value-type="boolean" office:boolean-value="true">
            <text:p>TRUE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office:value-type="string">
            <text:p>COUNTA</text:p>
          </table:table-cell>
          <table:table-cell table:style-name="ce4" office:value-type="string">
            <text:p>COUNTA</text:p>
          </table:table-cell>
          <table:table-cell table:style-name="ce16"/>
          <table:table-cell table:style-name="ce4"/>
          <table:table-cell table:style-name="ce4"/>
          <table:table-cell table:formula="of:=IF(ISBLANK([.M56]);[.A56];[.M56])" office:value-type="float" office:value="3">
            <text:p>3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COUNTA([.C57:.E57])" office:value-type="float" office:value="3">
            <text:p>3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Hello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57]);[.A57];[.M57])" office:value-type="float" office:value="3">
            <text:p>3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AVERAGE([.C59:.E59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office:value-type="string">
            <text:p>AVERAGE (does not support blanks!)</text:p>
          </table:table-cell>
          <table:table-cell table:style-name="ce4" office:value-type="string">
            <text:p>AVERAGE</text:p>
          </table:table-cell>
          <table:table-cell table:style-name="ce16"/>
          <table:table-cell table:style-name="ce4"/>
          <table:table-cell table:style-name="ce4"/>
          <table:table-cell table:formula="of:=IF(ISBLANK([.M59]);[.A59];[.M59])" office:value-type="float" office:value="2">
            <text:p>2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AVERAGE([.C60:.E60])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60]);[.A60];[.M60])" office:value-type="float" office:value="5">
            <text:p>5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.5">
            <text:p>3.5</text:p>
          </table:table-cell>
          <table:table-cell table:style-name="ce4" table:formula="of:=AVERAGE([.C62:.E63])" office:value-type="float" office:value="3.5">
            <text:p>3.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62]);[.A62];[.M62])" office:value-type="float" office:value="3.5">
            <text:p>3.5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AVERAGE([.C63:.E63];[.C63:.E63])" office:value-type="float" office:value="5">
            <office:annotation draw:style-name="gr1" draw:text-style-name="P1" svg:width="1.778cm" svg:height="1.997cm" svg:x="6.026cm" svg:y="28.432cm" draw:caption-point-x="-0.206cm" draw:caption-point-y="0.682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63]);[.A63];[.M63])" office:value-type="float" office:value="5">
            <text:p>5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AVERAGE([.C65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65]);[.A65];[.M65])" office:value-type="float" office:value="1">
            <text:p>1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AVERAGE([.C66]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66]);[.A66];[.M66])" office:value-type="float" office:value="4">
            <text:p>4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.5">
            <text:p>1.5</text:p>
          </table:table-cell>
          <table:table-cell table:style-name="ce4" table:formula="of:=AVERAGE([.C68];[.D68])" office:value-type="float" office:value="1.5">
            <text:p>1.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68]);[.A68];[.M68])" office:value-type="float" office:value="1.5">
            <text:p>1.5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.5">
            <text:p>4.5</text:p>
          </table:table-cell>
          <table:table-cell table:style-name="ce4" table:formula="of:=AVERAGE([.C69];[.D69])" office:value-type="float" office:value="4.5">
            <text:p>4.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69]);[.A69];[.M69])" office:value-type="float" office:value="4.5">
            <text:p>4.5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AVERAGE([.C71];[.D71];[.E71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71]);[.A71];[.M71])" office:value-type="float" office:value="2">
            <text:p>2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AVERAGE([.C72];[.D72];[.E72])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72]);[.A72];[.M72])" office:value-type="float" office:value="5">
            <text:p>5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.75">
            <text:p>3.75</text:p>
          </table:table-cell>
          <table:table-cell table:style-name="ce4" table:formula="of:=AVERAGE([.C74];[.G74];[.D74];[.I74])" office:value-type="float" office:value="3.75">
            <text:p>3.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74]);[.A74];[.M74])" office:value-type="float" office:value="3.75">
            <text:p>3.75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.25">
            <text:p>4.25</text:p>
          </table:table-cell>
          <table:table-cell table:style-name="ce4" table:formula="of:=AVERAGE([.C75];[.G75];[.D75];[.I75])" office:value-type="float" office:value="4.25">
            <text:p>4.2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75]);[.A75];[.M75])" office:value-type="float" office:value="4.25">
            <text:p>4.25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.5">
            <text:p>1.5</text:p>
          </table:table-cell>
          <table:table-cell table:style-name="ce4" table:formula="of:=AVERAGE([.D77];[.C77];[.C77];[.D77])" office:value-type="float" office:value="1.5">
            <text:p>1.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77]);[.A77];[.M77])" office:value-type="float" office:value="1.5">
            <text:p>1.5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.5">
            <text:p>4.5</text:p>
          </table:table-cell>
          <table:table-cell table:style-name="ce4" table:formula="of:=AVERAGE([.D78];[.C78];[.C78];[.D78])" office:value-type="float" office:value="4.5">
            <text:p>4.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78]);[.A78];[.M78])" office:value-type="float" office:value="4.5">
            <text:p>4.5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AVERAGE(AverageRange)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80]);[.A80];[.M80])" office:value-type="float" office:value="5">
            <text:p>5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AVERAGE([.C81:.E81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81]);[.A81];[.M81])" office:value-type="float" office:value="2">
            <text:p>2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.6">
            <text:p>3.6</text:p>
          </table:table-cell>
          <table:table-cell table:style-name="ce4" table:formula="of:=AVERAGE([.C83:.E83];[.G83];[.I83])" office:value-type="float" office:value="3.6">
            <text:p>3.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83]);[.A83];[.M83])" office:value-type="float" office:value="3.6">
            <text:p>3.6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table:formula="of:=AVERAGE([.C84:.E84];[.G84];[.I84])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84]);[.A84];[.M84])" office:value-type="float" office:value="8">
            <text:p>8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4" table:formula="of:=MIN([.C86:.E86])" office:value-type="float" office:value="-1">
            <text:p>-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office:value-type="string">
            <text:p>MIN (does not support blanks!)</text:p>
          </table:table-cell>
          <table:table-cell table:style-name="ce4" office:value-type="string">
            <text:p>MIN</text:p>
          </table:table-cell>
          <table:table-cell table:style-name="ce16"/>
          <table:table-cell table:style-name="ce4"/>
          <table:table-cell table:style-name="ce4"/>
          <table:table-cell table:formula="of:=IF(ISBLANK([.M86]);[.A86];[.M86])" office:value-type="float" office:value="-1">
            <text:p>-1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MIN([.C87:.E87]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87]);[.A87];[.M87])" office:value-type="float" office:value="4">
            <text:p>4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IN([.C89:.E90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89]);[.A89];[.M89])" office:value-type="float" office:value="1">
            <text:p>1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MIN([.C90:.E90])" office:value-type="float" office:value="4">
            <office:annotation draw:style-name="gr1" draw:text-style-name="P1" svg:width="1.778cm" svg:height="1.996cm" svg:x="6.026cm" svg:y="40.737cm" draw:caption-point-x="-0.206cm" draw:caption-point-y="0.903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90]);[.A90];[.M90])" office:value-type="float" office:value="4">
            <text:p>4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IN([.C92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92]);[.A92];[.M92])" office:value-type="float" office:value="1">
            <text:p>1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MIN([.C93]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93]);[.A93];[.M93])" office:value-type="float" office:value="4">
            <text:p>4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IN([.C95];[.D95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95]);[.A95];[.M95])" office:value-type="float" office:value="1">
            <text:p>1</text:p>
          </table:table-cell>
          <table:table-cell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MIN([.C96];[.D96]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96]);[.A96];[.M96])" office:value-type="float" office:value="4">
            <text:p>4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IN([.C98];[.D98];[.E98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98]);[.A98];[.M98])" office:value-type="float" office:value="1">
            <text:p>1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-6">
            <text:p>-6</text:p>
          </table:table-cell>
          <table:table-cell table:style-name="ce4" table:formula="of:=MIN([.C99];[.D99];[.E99])" office:value-type="float" office:value="-6">
            <text:p>-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6">
            <text:p>-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99]);[.A99];[.M99])" office:value-type="float" office:value="-6">
            <text:p>-6</text:p>
          </table:table-cell>
          <table:table-cell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IN([.C101];[.G101];[.D101];[.I101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01]);[.A101];[.M101])" office:value-type="float" office:value="1">
            <text:p>1</text:p>
          </table:table-cell>
          <table:table-cell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IN([.C102];[.G102];[.D102];[.I102])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02]);[.A102];[.M102])" office:value-type="float" office:value="1">
            <text:p>1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IN([.D104];[.C104];[.C104];[.D104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04]);[.A104];[.M104])" office:value-type="float" office:value="1">
            <text:p>1</text:p>
          </table:table-cell>
          <table:table-cell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MIN([.D105];[.C105];[.C105];[.D105]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05]);[.A105];[.M105])" office:value-type="float" office:value="4">
            <text:p>4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MIN(MinRange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07]);[.A107];[.M107])" office:value-type="float" office:value="4">
            <text:p>4</text:p>
          </table:table-cell>
          <table:table-cell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IN([.C108:.E108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08]);[.A108];[.M108])" office:value-type="float" office:value="1">
            <text:p>1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IN([.C110:.E110];[.G110];[.I110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10]);[.A110];[.M110])" office:value-type="float" office:value="1">
            <text:p>1</text:p>
          </table:table-cell>
          <table:table-cell table:formula="of:=IF(ISBLANK([.O110]);IF(ISERROR([.B110]);&quot;Err:&quot;&amp;ORG.OPENOFFICE.ERRORTYPE([.B110])=[.M110];OR([.P110]=[.B110];IF(AND(ISNUMBER([.P110]);ISNUMBER([.B110]));OR(AND([.P110]=0;ABS([.B110])&lt;1E-307);&quot;&quot;&amp;[.B110]=&quot;&quot;&amp;[.P110]))));[.O11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MIN([.C111:.E111];[.G111];[.I111])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11]);[.A111];[.M111])" office:value-type="float" office:value="6">
            <text:p>6</text:p>
          </table:table-cell>
          <table:table-cell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X([.C113:.E113])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office:value-type="string">
            <text:p>MAX (does not support blanks!)</text:p>
          </table:table-cell>
          <table:table-cell table:style-name="ce4" office:value-type="string">
            <text:p>MAX</text:p>
          </table:table-cell>
          <table:table-cell table:style-name="ce16"/>
          <table:table-cell table:style-name="ce4"/>
          <table:table-cell table:style-name="ce4"/>
          <table:table-cell table:formula="of:=IF(ISBLANK([.M113]);[.A113];[.M113])" office:value-type="float" office:value="2">
            <text:p>2</text:p>
          </table:table-cell>
          <table:table-cell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MAX([.C114:.E114])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14]);[.A114];[.M114])" office:value-type="float" office:value="6">
            <text:p>6</text:p>
          </table:table-cell>
          <table:table-cell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MAX([.C116:.E117])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16]);[.A116];[.M116])" office:value-type="float" office:value="6">
            <text:p>6</text:p>
          </table:table-cell>
          <table:table-cell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MAX([.C117:.E117])" office:value-type="float" office:value="6">
            <office:annotation draw:style-name="gr1" draw:text-style-name="P1" svg:width="1.778cm" svg:height="1.997cm" svg:x="6.026cm" svg:y="53.041cm" draw:caption-point-x="-0.206cm" draw:caption-point-y="1.125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17]);[.A117];[.M117])" office:value-type="float" office:value="6">
            <text:p>6</text:p>
          </table:table-cell>
          <table:table-cell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MAX([.C119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19]);[.A119];[.M119])" office:value-type="float" office:value="1">
            <text:p>1</text:p>
          </table:table-cell>
          <table:table-cell table:formula="of:=IF(ISBLANK([.O119]);IF(ISERROR([.B119]);&quot;Err:&quot;&amp;ORG.OPENOFFICE.ERRORTYPE([.B119])=[.M119];OR([.P119]=[.B119];IF(AND(ISNUMBER([.P119]);ISNUMBER([.B119]));OR(AND([.P119]=0;ABS([.B119])&lt;1E-307);&quot;&quot;&amp;[.B119]=&quot;&quot;&amp;[.P119]))));[.O11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table:formula="of:=MAX([.C120])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20]);[.A120];[.M120])" office:value-type="float" office:value="4">
            <text:p>4</text:p>
          </table:table-cell>
          <table:table-cell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X([.C122];[.D122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22]);[.A122];[.M122])" office:value-type="float" office:value="2">
            <text:p>2</text:p>
          </table:table-cell>
          <table:table-cell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MAX([.C123];[.D123])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23]);[.A123];[.M123])" office:value-type="float" office:value="5">
            <text:p>5</text:p>
          </table:table-cell>
          <table:table-cell table:formula="of:=IF(ISBLANK([.O123]);IF(ISERROR([.B123]);&quot;Err:&quot;&amp;ORG.OPENOFFICE.ERRORTYPE([.B123])=[.M123];OR([.P123]=[.B123];IF(AND(ISNUMBER([.P123]);ISNUMBER([.B123]));OR(AND([.P123]=0;ABS([.B123])&lt;1E-307);&quot;&quot;&amp;[.B123]=&quot;&quot;&amp;[.P123]))));[.O12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X([.C125];[.D125];[.E125])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25]);[.A125];[.M125])" office:value-type="float" office:value="3">
            <text:p>3</text:p>
          </table:table-cell>
          <table:table-cell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-4">
            <text:p>-4</text:p>
          </table:table-cell>
          <table:table-cell table:style-name="ce4" table:formula="of:=MAX([.C126];[.D126];[.E126])" office:value-type="float" office:value="-4">
            <text:p>-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-6">
            <text:p>-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26]);[.A126];[.M126])" office:value-type="float" office:value="-4">
            <text:p>-4</text:p>
          </table:table-cell>
          <table:table-cell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table:formula="of:=MAX([.C128];[.G128];[.D128];[.I128])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28]);[.A128];[.M128])" office:value-type="float" office:value="7">
            <text:p>7</text:p>
          </table:table-cell>
          <table:table-cell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table:formula="of:=MAX([.C129];[.G129];[.D129];[.I129])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29]);[.A129];[.M129])" office:value-type="float" office:value="7">
            <text:p>7</text:p>
          </table:table-cell>
          <table:table-cell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MAX([.D131];[.C131];[.C131];[.D131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31]);[.A131];[.M131])" office:value-type="float" office:value="2">
            <text:p>2</text:p>
          </table:table-cell>
          <table:table-cell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table:formula="of:=MAX([.D132];[.C132];[.C132];[.D132])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32]);[.A132];[.M132])" office:value-type="float" office:value="5">
            <text:p>5</text:p>
          </table:table-cell>
          <table:table-cell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table:formula="of:=MAX(MaxRange)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34]);[.A134];[.M134])" office:value-type="float" office:value="6">
            <text:p>6</text:p>
          </table:table-cell>
          <table:table-cell table:formula="of:=IF(ISBLANK([.O134]);IF(ISERROR([.B134]);&quot;Err:&quot;&amp;ORG.OPENOFFICE.ERRORTYPE([.B134])=[.M134];OR([.P134]=[.B134];IF(AND(ISNUMBER([.P134]);ISNUMBER([.B134]));OR(AND([.P134]=0;ABS([.B134])&lt;1E-307);&quot;&quot;&amp;[.B134]=&quot;&quot;&amp;[.P134]))));[.O13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MAX([.C135:.E135])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35]);[.A135];[.M135])" office:value-type="float" office:value="3">
            <text:p>3</text:p>
          </table:table-cell>
          <table:table-cell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table:formula="of:=MAX([.C137:.E137];[.G137];[.I137])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37]);[.A137];[.M137])" office:value-type="float" office:value="7">
            <text:p>7</text:p>
          </table:table-cell>
          <table:table-cell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table:formula="of:=MAX([.C138:.E138];[.G138];[.I138])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38]);[.A138];[.M138])" office:value-type="float" office:value="10">
            <text:p>10</text:p>
          </table:table-cell>
          <table:table-cell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table:formula="of:=VARP([.C140])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office:value-type="string">
            <text:p>VARP (does not support blanks!)</text:p>
          </table:table-cell>
          <table:table-cell table:style-name="ce4" office:value-type="string">
            <text:p>VARP</text:p>
          </table:table-cell>
          <table:table-cell table:style-name="ce16"/>
          <table:table-cell table:style-name="ce4"/>
          <table:table-cell table:style-name="ce4"/>
          <table:table-cell table:formula="of:=IF(ISBLANK([.M140]);[.A140];[.M140])" office:value-type="float" office:value="0">
            <text:p>0</text:p>
          </table:table-cell>
          <table:table-cell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table:formula="of:=VARP([.C141])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41]);[.A141];[.M141])" office:value-type="float" office:value="0">
            <text:p>0</text:p>
          </table:table-cell>
          <table:table-cell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25">
            <text:p>0.25</text:p>
          </table:table-cell>
          <table:table-cell table:style-name="ce4" table:formula="of:=VARP([.C143];[.D143])" office:value-type="float" office:value="0.25">
            <text:p>0.2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43]);[.A143];[.M143])" office:value-type="float" office:value="0.25">
            <text:p>0.25</text:p>
          </table:table-cell>
          <table:table-cell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25">
            <text:p>0.25</text:p>
          </table:table-cell>
          <table:table-cell table:style-name="ce4" table:formula="of:=VARP([.C144];[.D144])" office:value-type="float" office:value="0.25">
            <text:p>0.2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44]);[.A144];[.M144])" office:value-type="float" office:value="0.25">
            <text:p>0.25</text:p>
          </table:table-cell>
          <table:table-cell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.64">
            <text:p>4.64</text:p>
          </table:table-cell>
          <table:table-cell table:style-name="ce4" table:formula="of:=VARP([.C146:.E146];[.G146];[.I146])" office:value-type="float" office:value="4.64">
            <text:p>4.6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46]);[.A146];[.M146])" office:value-type="float" office:value="4.64">
            <text:p>4.64</text:p>
          </table:table-cell>
          <table:table-cell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VARP([.C147:.E147];[.G147];[.I147])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47]);[.A147];[.M147])" office:value-type="float" office:value="2">
            <text:p>2</text:p>
          </table:table-cell>
          <table:table-cell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4" table:formula="of:=VAR([.C149];[.D149])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office:value-type="string">
            <text:p>VAR (does not support blanks!)</text:p>
          </table:table-cell>
          <table:table-cell table:style-name="ce4" office:value-type="string">
            <text:p>VAR</text:p>
          </table:table-cell>
          <table:table-cell table:style-name="ce16"/>
          <table:table-cell table:style-name="ce4"/>
          <table:table-cell table:style-name="ce4"/>
          <table:table-cell table:formula="of:=IF(ISBLANK([.M149]);[.A149];[.M149])" office:value-type="float" office:value="0.5">
            <text:p>0.5</text:p>
          </table:table-cell>
          <table:table-cell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4" table:formula="of:=VAR([.C150];[.D150])" office:value-type="float" office:value="0.5">
            <text:p>0.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50]);[.A150];[.M150])" office:value-type="float" office:value="0.5">
            <text:p>0.5</text:p>
          </table:table-cell>
          <table:table-cell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.8">
            <text:p>5.8</text:p>
          </table:table-cell>
          <table:table-cell table:style-name="ce4" table:formula="of:=VAR([.C152:.E152];[.G152];[.I152])" office:value-type="float" office:value="5.8">
            <text:p>5.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52]);[.A152];[.M152])" office:value-type="float" office:value="5.8">
            <text:p>5.8</text:p>
          </table:table-cell>
          <table:table-cell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.5">
            <text:p>2.5</text:p>
          </table:table-cell>
          <table:table-cell table:style-name="ce4" table:formula="of:=VAR([.C153:.E153];[.G153];[.I153])" office:value-type="float" office:value="2.5">
            <text:p>2.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53]);[.A153];[.M153])" office:value-type="float" office:value="2.5">
            <text:p>2.5</text:p>
          </table:table-cell>
          <table:table-cell table:formula="of:=IF(ISBLANK([.O153]);IF(ISERROR([.B153]);&quot;Err:&quot;&amp;ORG.OPENOFFICE.ERRORTYPE([.B153])=[.M153];OR([.P153]=[.B153];IF(AND(ISNUMBER([.P153]);ISNUMBER([.B153]));OR(AND([.P153]=0;ABS([.B153])&lt;1E-307);&quot;&quot;&amp;[.B153]=&quot;&quot;&amp;[.P153]))));[.O15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.82842712474619">
            <text:p>2.82843</text:p>
          </table:table-cell>
          <table:table-cell table:style-name="ce4" table:formula="of:=STDEV([.C155];[.D155])" office:value-type="float" office:value="2.82842712474619">
            <text:p>2.8284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office:value-type="string">
            <text:p>STDEV (does not support blanks!)</text:p>
          </table:table-cell>
          <table:table-cell table:style-name="ce4" office:value-type="string">
            <text:p>STDEV</text:p>
          </table:table-cell>
          <table:table-cell table:style-name="ce16"/>
          <table:table-cell table:style-name="ce4"/>
          <table:table-cell table:style-name="ce4"/>
          <table:table-cell table:formula="of:=IF(ISBLANK([.M155]);[.A155];[.M155])" office:value-type="float" office:value="2.82842712474619">
            <text:p>2.82843</text:p>
          </table:table-cell>
          <table:table-cell table:formula="of:=IF(ISBLANK([.O155]);IF(ISERROR([.B155]);&quot;Err:&quot;&amp;ORG.OPENOFFICE.ERRORTYPE([.B155])=[.M155];OR([.P155]=[.B155];IF(AND(ISNUMBER([.P155]);ISNUMBER([.B155]));OR(AND([.P155]=0;ABS([.B155])&lt;1E-307);&quot;&quot;&amp;[.B155]=&quot;&quot;&amp;[.P155]))));[.O15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.08166599946613">
            <text:p>2.08167</text:p>
          </table:table-cell>
          <table:table-cell table:style-name="ce4" table:formula="of:=STDEV([.C156];[.D156];[.E156])" office:value-type="float" office:value="2.08166599946613">
            <text:p>2.0816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office:annotation draw:style-name="gr1" draw:text-style-name="P1" svg:width="3.564cm" svg:height="1.997cm" svg:x="8.983cm" svg:y="70.814cm" draw:caption-point-x="0.106cm" draw:caption-point-y="1.44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56]);[.A156];[.M156])" office:value-type="float" office:value="2.08166599946613">
            <text:p>2.08167</text:p>
          </table:table-cell>
          <table:table-cell table:formula="of:=IF(ISBLANK([.O156]);IF(ISERROR([.B156]);&quot;Err:&quot;&amp;ORG.OPENOFFICE.ERRORTYPE([.B156])=[.M156];OR([.P156]=[.B156];IF(AND(ISNUMBER([.P156]);ISNUMBER([.B156]));OR(AND([.P156]=0;ABS([.B156])&lt;1E-307);&quot;&quot;&amp;[.B156]=&quot;&quot;&amp;[.P156]))));[.O15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0.6887182796177">
            <text:p>40.68872</text:p>
          </table:table-cell>
          <table:table-cell table:style-name="ce4" table:formula="of:=STDEV([.C158:.E158];[.F158:.H158];[.I158])" office:value-type="float" office:value="40.6887182796177">
            <text:p>40.6887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7.62">
            <text:p>7.62</text:p>
          </table:table-cell>
          <table:table-cell table:style-name="ce8" office:value-type="float" office:value="12.7">
            <text:p>12.7</text:p>
          </table:table-cell>
          <table:table-cell table:style-name="ce8" office:value-type="float" office:value="14.5">
            <text:p>14.5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58]);[.A158];[.M158])" office:value-type="float" office:value="40.6887182796177">
            <text:p>40.68872</text:p>
          </table:table-cell>
          <table:table-cell table:formula="of:=IF(ISBLANK([.O158]);IF(ISERROR([.B158]);&quot;Err:&quot;&amp;ORG.OPENOFFICE.ERRORTYPE([.B158])=[.M158];OR([.P158]=[.B158];IF(AND(ISNUMBER([.P158]);ISNUMBER([.B158]));OR(AND([.P158]=0;ABS([.B158])&lt;1E-307);&quot;&quot;&amp;[.B158]=&quot;&quot;&amp;[.P158]))));[.O15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.15187851918806">
            <text:p>4.15188</text:p>
          </table:table-cell>
          <table:table-cell table:style-name="ce4" table:formula="of:=STDEV([.C159:.E159];[.F159:.H159];[.I159])" office:value-type="float" office:value="4.15187851918806">
            <text:p>4.15188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0">
            <office:annotation draw:style-name="gr1" draw:text-style-name="P1" svg:width="3.564cm" svg:height="1.996cm" svg:x="8.983cm" svg:y="72.182cm" draw:caption-point-x="0.106cm" draw:caption-point-y="1.469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59]);[.A159];[.M159])" office:value-type="float" office:value="4.15187851918806">
            <text:p>4.15188</text:p>
          </table:table-cell>
          <table:table-cell table:formula="of:=IF(ISBLANK([.O159]);IF(ISERROR([.B159]);&quot;Err:&quot;&amp;ORG.OPENOFFICE.ERRORTYPE([.B159])=[.M159];OR([.P159]=[.B159];IF(AND(ISNUMBER([.P159]);ISNUMBER([.B159]));OR(AND([.P159]=0;ABS([.B159])&lt;1E-307);&quot;&quot;&amp;[.B159]=&quot;&quot;&amp;[.P159]))));[.O15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table:formula="of:=STDEVP([.C161])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office:value-type="string">
            <text:p>STDEVP (does not support blanks!)</text:p>
          </table:table-cell>
          <table:table-cell table:style-name="ce4" office:value-type="string">
            <text:p>STDEVP</text:p>
          </table:table-cell>
          <table:table-cell table:style-name="ce16"/>
          <table:table-cell table:style-name="ce4"/>
          <table:table-cell table:style-name="ce4"/>
          <table:table-cell table:formula="of:=IF(ISBLANK([.M161]);[.A161];[.M161])" office:value-type="float" office:value="0">
            <text:p>0</text:p>
          </table:table-cell>
          <table:table-cell table:formula="of:=IF(ISBLANK([.O161]);IF(ISERROR([.B161]);&quot;Err:&quot;&amp;ORG.OPENOFFICE.ERRORTYPE([.B161])=[.M161];OR([.P161]=[.B161];IF(AND(ISNUMBER([.P161]);ISNUMBER([.B161]));OR(AND([.P161]=0;ABS([.B161])&lt;1E-307);&quot;&quot;&amp;[.B161]=&quot;&quot;&amp;[.P161]))));[.O16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.5">
            <text:p>1.5</text:p>
          </table:table-cell>
          <table:table-cell table:style-name="ce4" table:formula="of:=STDEVP([.C162];[.D162])" office:value-type="float" office:value="1.5">
            <text:p>1.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62]);[.A162];[.M162])" office:value-type="float" office:value="1.5">
            <text:p>1.5</text:p>
          </table:table-cell>
          <table:table-cell table:formula="of:=IF(ISBLANK([.O162]);IF(ISERROR([.B162]);&quot;Err:&quot;&amp;ORG.OPENOFFICE.ERRORTYPE([.B162])=[.M162];OR([.P162]=[.B162];IF(AND(ISNUMBER([.P162]);ISNUMBER([.B162]));OR(AND([.P162]=0;ABS([.B162])&lt;1E-307);&quot;&quot;&amp;[.B162]=&quot;&quot;&amp;[.P162]))));[.O16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.05480466765633">
            <text:p>2.05480</text:p>
          </table:table-cell>
          <table:table-cell table:style-name="ce4" table:formula="of:=STDEVP([.C163];[.D163];[.E163])" office:value-type="float" office:value="2.05480466765633">
            <text:p>2.0548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office:annotation draw:style-name="gr1" draw:text-style-name="P1" svg:width="3.564cm" svg:height="1.996cm" svg:x="8.983cm" svg:y="74.02cm" draw:caption-point-x="0.106cm" draw:caption-point-y="1.494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8" office:value-type="float" office:value="5">
            <text:p>5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63]);[.A163];[.M163])" office:value-type="float" office:value="2.05480466765633">
            <text:p>2.05480</text:p>
          </table:table-cell>
          <table:table-cell table:formula="of:=IF(ISBLANK([.O163]);IF(ISERROR([.B163]);&quot;Err:&quot;&amp;ORG.OPENOFFICE.ERRORTYPE([.B163])=[.M163];OR([.P163]=[.B163];IF(AND(ISNUMBER([.P163]);ISNUMBER([.B163]));OR(AND([.P163]=0;ABS([.B163])&lt;1E-307);&quot;&quot;&amp;[.B163]=&quot;&quot;&amp;[.P163]))));[.O16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7.6704332172529">
            <text:p>37.67043</text:p>
          </table:table-cell>
          <table:table-cell table:style-name="ce4" table:formula="of:=STDEVP([.C165:.E165];[.F165:.H165];[.I165])" office:value-type="float" office:value="37.6704332172529">
            <text:p>37.6704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7.62">
            <text:p>7.62</text:p>
          </table:table-cell>
          <table:table-cell table:style-name="ce8" office:value-type="float" office:value="12.7">
            <text:p>12.7</text:p>
          </table:table-cell>
          <table:table-cell table:style-name="ce8" office:value-type="float" office:value="14.5">
            <text:p>14.5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65]);[.A165];[.M165])" office:value-type="float" office:value="37.6704332172529">
            <text:p>37.67043</text:p>
          </table:table-cell>
          <table:table-cell table:formula="of:=IF(ISBLANK([.O165]);IF(ISERROR([.B165]);&quot;Err:&quot;&amp;ORG.OPENOFFICE.ERRORTYPE([.B165])=[.M165];OR([.P165]=[.B165];IF(AND(ISNUMBER([.P165]);ISNUMBER([.B165]));OR(AND([.P165]=0;ABS([.B165])&lt;1E-307);&quot;&quot;&amp;[.B165]=&quot;&quot;&amp;[.P165]))));[.O16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3.8438925848782">
            <text:p>3.84389</text:p>
          </table:table-cell>
          <table:table-cell table:style-name="ce4" table:formula="of:=STDEVP([.C166:.E166];[.F166:.H166];[.I166])" office:value-type="float" office:value="3.8438925848782">
            <text:p>3.84389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0">
            <office:annotation draw:style-name="gr1" draw:text-style-name="P1" svg:width="3.564cm" svg:height="1.997cm" svg:x="8.983cm" svg:y="75.387cm" draw:caption-point-x="0.106cm" draw:caption-point-y="1.518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 office:value-type="string">
            <office:annotation draw:style-name="gr1" draw:text-style-name="P1" svg:width="3.581cm" svg:height="1.997cm" svg:x="31.27cm" svg:y="75.387cm" draw:caption-point-x="2.894cm" draw:caption-point-y="1.51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4"/>
          <table:table-cell table:formula="of:=IF(ISBLANK([.M166]);[.A166];[.M166])" office:value-type="float" office:value="3.8438925848782">
            <text:p>3.84389</text:p>
          </table:table-cell>
          <table:table-cell table:formula="of:=IF(ISBLANK([.O166]);IF(ISERROR([.B166]);&quot;Err:&quot;&amp;ORG.OPENOFFICE.ERRORTYPE([.B166])=[.M166];OR([.P166]=[.B166];IF(AND(ISNUMBER([.P166]);ISNUMBER([.B166]));OR(AND([.P166]=0;ABS([.B166])&lt;1E-307);&quot;&quot;&amp;[.B166]=&quot;&quot;&amp;[.P166]))));[.O16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table:formula="of:=AVEDEV([.C168])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office:value-type="string">
            <text:p>AVEDEV (does not support blanks!)</text:p>
          </table:table-cell>
          <table:table-cell table:style-name="ce4" office:value-type="string">
            <text:p>AVEDEV</text:p>
          </table:table-cell>
          <table:table-cell table:style-name="ce16"/>
          <table:table-cell table:style-name="ce4"/>
          <table:table-cell table:style-name="ce4"/>
          <table:table-cell table:formula="of:=IF(ISBLANK([.M168]);[.A168];[.M168])" office:value-type="float" office:value="0">
            <text:p>0</text:p>
          </table:table-cell>
          <table:table-cell table:formula="of:=IF(ISBLANK([.O168]);IF(ISERROR([.B168]);&quot;Err:&quot;&amp;ORG.OPENOFFICE.ERRORTYPE([.B168])=[.M168];OR([.P168]=[.B168];IF(AND(ISNUMBER([.P168]);ISNUMBER([.B168]));OR(AND([.P168]=0;ABS([.B168])&lt;1E-307);&quot;&quot;&amp;[.B168]=&quot;&quot;&amp;[.P168]))));[.O16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AVEDEV([.C169];[.D169])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69]);[.A169];[.M169])" office:value-type="float" office:value="2">
            <text:p>2</text:p>
          </table:table-cell>
          <table:table-cell table:formula="of:=IF(ISBLANK([.O169]);IF(ISERROR([.B169]);&quot;Err:&quot;&amp;ORG.OPENOFFICE.ERRORTYPE([.B169])=[.M169];OR([.P169]=[.B169];IF(AND(ISNUMBER([.P169]);ISNUMBER([.B169]));OR(AND([.P169]=0;ABS([.B169])&lt;1E-307);&quot;&quot;&amp;[.B169]=&quot;&quot;&amp;[.P169]))));[.O16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.55555555555556">
            <text:p>1.55556</text:p>
          </table:table-cell>
          <table:table-cell table:style-name="ce4" table:formula="of:=AVEDEV([.C170];[.D170];[.E170])" office:value-type="float" office:value="1.55555555555556">
            <text:p>1.5555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office:annotation draw:style-name="gr1" draw:text-style-name="P1" svg:width="3.564cm" svg:height="1.997cm" svg:x="8.983cm" svg:y="77.225cm" draw:caption-point-x="0.106cm" draw:caption-point-y="1.543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70]);[.A170];[.M170])" office:value-type="float" office:value="1.55555555555556">
            <text:p>1.55556</text:p>
          </table:table-cell>
          <table:table-cell table:formula="of:=IF(ISBLANK([.O170]);IF(ISERROR([.B170]);&quot;Err:&quot;&amp;ORG.OPENOFFICE.ERRORTYPE([.B170])=[.M170];OR([.P170]=[.B170];IF(AND(ISNUMBER([.P170]);ISNUMBER([.B170]));OR(AND([.P170]=0;ABS([.B170])&lt;1E-307);&quot;&quot;&amp;[.B170]=&quot;&quot;&amp;[.P170]))));[.O17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6.0926530612245">
            <text:p>26.09265</text:p>
          </table:table-cell>
          <table:table-cell table:style-name="ce4" table:formula="of:=AVEDEV([.C172:.E172];[.F172:.H172];[.I172])" office:value-type="float" office:value="26.0926530612245">
            <text:p>26.0926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7.62">
            <text:p>7.62</text:p>
          </table:table-cell>
          <table:table-cell table:style-name="ce8" office:value-type="float" office:value="12.7">
            <text:p>12.7</text:p>
          </table:table-cell>
          <table:table-cell table:style-name="ce8" office:value-type="float" office:value="14.5">
            <text:p>14.5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72]);[.A172];[.M172])" office:value-type="float" office:value="26.0926530612245">
            <text:p>26.09265</text:p>
          </table:table-cell>
          <table:table-cell table:formula="of:=IF(ISBLANK([.O172]);IF(ISERROR([.B172]);&quot;Err:&quot;&amp;ORG.OPENOFFICE.ERRORTYPE([.B172])=[.M172];OR([.P172]=[.B172];IF(AND(ISNUMBER([.P172]);ISNUMBER([.B172]));OR(AND([.P172]=0;ABS([.B172])&lt;1E-307);&quot;&quot;&amp;[.B172]=&quot;&quot;&amp;[.P172]))));[.O17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.69387755102041">
            <text:p>2.69388</text:p>
          </table:table-cell>
          <table:table-cell table:style-name="ce4" table:formula="of:=AVEDEV([.C173:.E173];[.F173:.H173];[.I173])" office:value-type="float" office:value="2.69387755102041">
            <text:p>2.69388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0">
            <office:annotation draw:style-name="gr1" draw:text-style-name="P1" svg:width="3.564cm" svg:height="1.997cm" svg:x="8.983cm" svg:y="78.592cm" draw:caption-point-x="0.106cm" draw:caption-point-y="1.568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73]);[.A173];[.M173])" office:value-type="float" office:value="2.69387755102041">
            <text:p>2.69388</text:p>
          </table:table-cell>
          <table:table-cell table:formula="of:=IF(ISBLANK([.O173]);IF(ISERROR([.B173]);&quot;Err:&quot;&amp;ORG.OPENOFFICE.ERRORTYPE([.B173])=[.M173];OR([.P173]=[.B173];IF(AND(ISNUMBER([.P173]);ISNUMBER([.B173]));OR(AND([.P173]=0;ABS([.B173])&lt;1E-307);&quot;&quot;&amp;[.B173]=&quot;&quot;&amp;[.P173]))));[.O17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table:formula="of:=DEVSQ([.C175])" office:value-type="float" office:value="0">
            <text:p>0</text:p>
          </table:table-cell>
          <table:table-cell table:style-name="ce8" office:value-type="float" office:value="40">
            <text:p>40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office:value-type="string">
            <text:p>DEVSQ (does not support blanks!)</text:p>
          </table:table-cell>
          <table:table-cell table:style-name="ce4" office:value-type="string">
            <text:p>DEVSQ</text:p>
          </table:table-cell>
          <table:table-cell table:style-name="ce16"/>
          <table:table-cell table:style-name="ce4"/>
          <table:table-cell table:style-name="ce4"/>
          <table:table-cell table:formula="of:=IF(ISBLANK([.M175]);[.A175];[.M175])" office:value-type="float" office:value="0">
            <text:p>0</text:p>
          </table:table-cell>
          <table:table-cell table:formula="of:=IF(ISBLANK([.O175]);IF(ISERROR([.B175]);&quot;Err:&quot;&amp;ORG.OPENOFFICE.ERRORTYPE([.B175])=[.M175];OR([.P175]=[.B175];IF(AND(ISNUMBER([.P175]);ISNUMBER([.B175]));OR(AND([.P175]=0;ABS([.B175])&lt;1E-307);&quot;&quot;&amp;[.B175]=&quot;&quot;&amp;[.P175]))));[.O17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table:formula="of:=DEVSQ([.C176];[.D176])" office:value-type="float" office:value="8">
            <text:p>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76]);[.A176];[.M176])" office:value-type="float" office:value="8">
            <text:p>8</text:p>
          </table:table-cell>
          <table:table-cell table:formula="of:=IF(ISBLANK([.O176]);IF(ISERROR([.B176]);&quot;Err:&quot;&amp;ORG.OPENOFFICE.ERRORTYPE([.B176])=[.M176];OR([.P176]=[.B176];IF(AND(ISNUMBER([.P176]);ISNUMBER([.B176]));OR(AND([.P176]=0;ABS([.B176])&lt;1E-307);&quot;&quot;&amp;[.B176]=&quot;&quot;&amp;[.P176]))));[.O17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8.66666666666667">
            <text:p>8.66667</text:p>
          </table:table-cell>
          <table:table-cell table:style-name="ce4" table:formula="of:=DEVSQ([.C177];[.D177];[.E177])" office:value-type="float" office:value="8.66666666666667">
            <text:p>8.6666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office:annotation draw:style-name="gr1" draw:text-style-name="P1" svg:width="3.564cm" svg:height="1.997cm" svg:x="8.983cm" svg:y="80.43cm" draw:caption-point-x="0.106cm" draw:caption-point-y="1.593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 office:value-type="string">
            <office:annotation draw:style-name="gr1" draw:text-style-name="P1" svg:width="3.587cm" svg:height="1.997cm" svg:x="32.725cm" svg:y="80.43cm" draw:caption-point-x="1.439cm" draw:caption-point-y="1.59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4"/>
          <table:table-cell table:formula="of:=IF(ISBLANK([.M177]);[.A177];[.M177])" office:value-type="float" office:value="8.66666666666667">
            <text:p>8.66667</text:p>
          </table:table-cell>
          <table:table-cell table:formula="of:=IF(ISBLANK([.O177]);IF(ISERROR([.B177]);&quot;Err:&quot;&amp;ORG.OPENOFFICE.ERRORTYPE([.B177])=[.M177];OR([.P177]=[.B177];IF(AND(ISNUMBER([.P177]);ISNUMBER([.B177]));OR(AND([.P177]=0;ABS([.B177])&lt;1E-307);&quot;&quot;&amp;[.B177]=&quot;&quot;&amp;[.P177]))));[.O17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9933.43077142857">
            <text:p>9933.43077</text:p>
          </table:table-cell>
          <table:table-cell table:style-name="ce4" table:formula="of:=DEVSQ([.C179:.E179];[.F179:.H179];[.I179])" office:value-type="float" office:value="9933.43077142857">
            <text:p>9933.4307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7.62">
            <text:p>7.62</text:p>
          </table:table-cell>
          <table:table-cell table:style-name="ce8" office:value-type="float" office:value="12.7">
            <text:p>12.7</text:p>
          </table:table-cell>
          <table:table-cell table:style-name="ce8" office:value-type="float" office:value="14.5">
            <text:p>14.5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 office:value-type="string">
            <office:annotation draw:style-name="gr1" draw:text-style-name="P1" svg:width="3.587cm" svg:height="1.969cm" svg:x="32.725cm" svg:y="81.354cm" draw:caption-point-x="1.439cm" draw:caption-point-y="1.58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179]);[.A179];[.M179])" office:value-type="float" office:value="9933.43077142857">
            <text:p>9933.43077</text:p>
          </table:table-cell>
          <table:table-cell table:formula="of:=IF(ISBLANK([.O179]);IF(ISERROR([.B179]);&quot;Err:&quot;&amp;ORG.OPENOFFICE.ERRORTYPE([.B179])=[.M179];OR([.P179]=[.B179];IF(AND(ISNUMBER([.P179]);ISNUMBER([.B179]));OR(AND([.P179]=0;ABS([.B179])&lt;1E-307);&quot;&quot;&amp;[.B179]=&quot;&quot;&amp;[.P179]))));[.O17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03.428571428571">
            <text:p>103.42857</text:p>
          </table:table-cell>
          <table:table-cell table:style-name="ce4" table:formula="of:=DEVSQ([.C180:.E180];[.F180:.H180];[.I180])" office:value-type="float" office:value="103.428571428571">
            <text:p>103.42857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0">
            <office:annotation draw:style-name="gr1" draw:text-style-name="P1" svg:width="3.564cm" svg:height="1.961cm" svg:x="8.983cm" svg:y="81.798cm" draw:caption-point-x="0.106cm" draw:caption-point-y="1.61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 office:value-type="string">
            <office:annotation draw:style-name="gr1" draw:text-style-name="P1" svg:width="3.587cm" svg:height="1.961cm" svg:x="32.725cm" svg:y="81.798cm" draw:caption-point-x="1.439cm" draw:caption-point-y="1.61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180]);[.A180];[.M180])" office:value-type="float" office:value="103.428571428571">
            <text:p>103.42857</text:p>
          </table:table-cell>
          <table:table-cell table:formula="of:=IF(ISBLANK([.O180]);IF(ISERROR([.B180]);&quot;Err:&quot;&amp;ORG.OPENOFFICE.ERRORTYPE([.B180])=[.M180];OR([.P180]=[.B180];IF(AND(ISNUMBER([.P180]);ISNUMBER([.B180]));OR(AND([.P180]=0;ABS([.B180])&lt;1E-307);&quot;&quot;&amp;[.B180]=&quot;&quot;&amp;[.P180]))));[.O18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935219529582824">
            <text:p>0.93522</text:p>
          </table:table-cell>
          <table:table-cell table:style-name="ce4" table:formula="of:=SKEW([.C182];[.D182];[.E182])" office:value-type="float" office:value="0.935219529582824">
            <text:p>0.9352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office:value-type="string">
            <text:p>SKEW (does not support blanks!)</text:p>
          </table:table-cell>
          <table:table-cell table:style-name="ce4" office:value-type="string">
            <text:p>SKEW</text:p>
          </table:table-cell>
          <table:table-cell table:style-name="ce16"/>
          <table:table-cell table:style-name="ce4" office:value-type="string">
            <office:annotation draw:style-name="gr1" draw:text-style-name="P1" svg:width="3.581cm" svg:height="1.969cm" svg:x="31.27cm" svg:y="82.721cm" draw:caption-point-x="2.894cm" draw:caption-point-y="1.61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4"/>
          <table:table-cell table:formula="of:=IF(ISBLANK([.M182]);[.A182];[.M182])" office:value-type="float" office:value="0.935219529582824">
            <text:p>0.93522</text:p>
          </table:table-cell>
          <table:table-cell table:formula="of:=IF(ISBLANK([.O182]);IF(ISERROR([.B182]);&quot;Err:&quot;&amp;ORG.OPENOFFICE.ERRORTYPE([.B182])=[.M182];OR([.P182]=[.B182];IF(AND(ISNUMBER([.P182]);ISNUMBER([.B182]));OR(AND([.P182]=0;ABS([.B182])&lt;1E-307);&quot;&quot;&amp;[.B182]=&quot;&quot;&amp;[.P182]))));[.O18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-2.53270664350413">
            <text:p>-2.53271</text:p>
          </table:table-cell>
          <table:table-cell table:style-name="ce4" table:formula="of:=SKEW([.C184:.E184];[.F184:.H184];[.I184])" office:value-type="float" office:value="-2.53270664350413">
            <text:p>-2.5327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7.62">
            <text:p>7.62</text:p>
          </table:table-cell>
          <table:table-cell table:style-name="ce8" office:value-type="float" office:value="12.7">
            <text:p>12.7</text:p>
          </table:table-cell>
          <table:table-cell table:style-name="ce8" office:value-type="float" office:value="14.5">
            <text:p>14.5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84]);[.A184];[.M184])" office:value-type="float" office:value="-2.53270664350413">
            <text:p>-2.53271</text:p>
          </table:table-cell>
          <table:table-cell table:formula="of:=IF(ISBLANK([.O184]);IF(ISERROR([.B184]);&quot;Err:&quot;&amp;ORG.OPENOFFICE.ERRORTYPE([.B184])=[.M184];OR([.P184]=[.B184];IF(AND(ISNUMBER([.P184]);ISNUMBER([.B184]));OR(AND([.P184]=0;ABS([.B184])&lt;1E-307);&quot;&quot;&amp;[.B184]=&quot;&quot;&amp;[.P184]))));[.O18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-1.84912637275325">
            <text:p>-1.84913</text:p>
          </table:table-cell>
          <table:table-cell table:style-name="ce4" table:formula="of:=SKEW([.C185:.E185];[.F185:.H185];[.I185])" office:value-type="float" office:value="-1.84912637275325">
            <text:p>-1.84913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0">
            <office:annotation draw:style-name="gr1" draw:text-style-name="P1" svg:width="3.564cm" svg:height="1.962cm" svg:x="8.983cm" svg:y="84.061cm" draw:caption-point-x="0.106cm" draw:caption-point-y="1.66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85]);[.A185];[.M185])" office:value-type="float" office:value="-1.84912637275325">
            <text:p>-1.84913</text:p>
          </table:table-cell>
          <table:table-cell table:formula="of:=IF(ISBLANK([.O185]);IF(ISERROR([.B185]);&quot;Err:&quot;&amp;ORG.OPENOFFICE.ERRORTYPE([.B185])=[.M185];OR([.P185]=[.B185];IF(AND(ISNUMBER([.P185]);ISNUMBER([.B185]));OR(AND([.P185]=0;ABS([.B185])&lt;1E-307);&quot;&quot;&amp;[.B185]=&quot;&quot;&amp;[.P185]))));[.O18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390532544378699">
            <text:p>0.39053</text:p>
          </table:table-cell>
          <table:table-cell table:style-name="ce4" table:formula="of:=KURT([.C187];[.D187];[.E187];[.F187])" office:value-type="float" office:value="0.390532544378699">
            <text:p>0.3905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3"/>
          <table:table-cell table:style-name="ce12" office:value-type="float" office:value="4">
            <text:p>4</text:p>
          </table:table-cell>
          <table:table-cell table:style-name="ce4" office:value-type="string">
            <text:p>KURT (does not support blanks!)</text:p>
          </table:table-cell>
          <table:table-cell table:style-name="ce4" office:value-type="string">
            <text:p>KURT</text:p>
          </table:table-cell>
          <table:table-cell table:style-name="ce16"/>
          <table:table-cell table:style-name="ce4" office:value-type="string">
            <office:annotation draw:style-name="gr1" draw:text-style-name="P1" svg:width="3.581cm" svg:height="1.97cm" svg:x="31.27cm" svg:y="84.984cm" draw:caption-point-x="2.894cm" draw:caption-point-y="1.66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187]);[.A187];[.M187])" office:value-type="float" office:value="0.390532544378699">
            <text:p>0.39053</text:p>
          </table:table-cell>
          <table:table-cell table:formula="of:=IF(ISBLANK([.O187]);IF(ISERROR([.B187]);&quot;Err:&quot;&amp;ORG.OPENOFFICE.ERRORTYPE([.B187])=[.M187];OR([.P187]=[.B187];IF(AND(ISNUMBER([.P187]);ISNUMBER([.B187]));OR(AND([.P187]=0;ABS([.B187])&lt;1E-307);&quot;&quot;&amp;[.B187]=&quot;&quot;&amp;[.P187]))));[.O18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.5478454980828">
            <text:p>6.54785</text:p>
          </table:table-cell>
          <table:table-cell table:style-name="ce4" table:formula="of:=KURT([.C189:.E189];[.F189:.H189];[.I189])" office:value-type="float" office:value="6.54784549808281">
            <text:p>6.5478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7.62">
            <text:p>7.62</text:p>
          </table:table-cell>
          <table:table-cell table:style-name="ce8" office:value-type="float" office:value="12.7">
            <text:p>12.7</text:p>
          </table:table-cell>
          <table:table-cell table:style-name="ce8" office:value-type="float" office:value="14.5">
            <text:p>14.5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 office:value-type="string">
            <office:annotation draw:style-name="gr1" draw:text-style-name="P1" svg:width="3.581cm" svg:height="1.97cm" svg:x="31.27cm" svg:y="85.88cm" draw:caption-point-x="2.894cm" draw:caption-point-y="1.68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189]);[.A189];[.M189])" office:value-type="float" office:value="6.5478454980828">
            <text:p>6.54785</text:p>
          </table:table-cell>
          <table:table-cell table:formula="of:=IF(ISBLANK([.O189]);IF(ISERROR([.B189]);&quot;Err:&quot;&amp;ORG.OPENOFFICE.ERRORTYPE([.B189])=[.M189];OR([.P189]=[.B189];IF(AND(ISNUMBER([.P189]);ISNUMBER([.B189]));OR(AND([.P189]=0;ABS([.B189])&lt;1E-307);&quot;&quot;&amp;[.B189]=&quot;&quot;&amp;[.P189]))));[.O18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.23807576081316">
            <text:p>4.23808</text:p>
          </table:table-cell>
          <table:table-cell table:style-name="ce4" table:formula="of:=KURT([.C190:.E190];[.F190:.H190];[.I190])" office:value-type="float" office:value="4.23807576081316">
            <text:p>4.23808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0">
            <office:annotation draw:style-name="gr1" draw:text-style-name="P1" svg:width="3.564cm" svg:height="1.997cm" svg:x="8.983cm" svg:y="86.324cm" draw:caption-point-x="0.106cm" draw:caption-point-y="1.71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 office:value-type="string">
            <office:annotation draw:style-name="gr1" draw:text-style-name="P1" svg:width="3.587cm" svg:height="1.997cm" svg:x="32.725cm" svg:y="86.324cm" draw:caption-point-x="1.439cm" draw:caption-point-y="1.71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4"/>
          <table:table-cell table:formula="of:=IF(ISBLANK([.M190]);[.A190];[.M190])" office:value-type="float" office:value="4.23807576081316">
            <text:p>4.23808</text:p>
          </table:table-cell>
          <table:table-cell table:formula="of:=IF(ISBLANK([.O190]);IF(ISERROR([.B190]);&quot;Err:&quot;&amp;ORG.OPENOFFICE.ERRORTYPE([.B190])=[.M190];OR([.P190]=[.B190];IF(AND(ISNUMBER([.P190]);ISNUMBER([.B190]));OR(AND([.P190]=0;ABS([.B190])&lt;1E-307);&quot;&quot;&amp;[.B190]=&quot;&quot;&amp;[.P190]))));[.O19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4" table:formula="of:=SUMSQ([.C192])" office:value-type="float" office:value="49">
            <text:p>49</text:p>
          </table:table-cell>
          <table:table-cell table:style-name="ce8" office:value-type="float" office:value="7">
            <text:p>7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4" office:value-type="string">
            <text:p>SUMSQ</text:p>
          </table:table-cell>
          <table:table-cell table:style-name="ce4" office:value-type="string">
            <text:p>SUMSQ</text:p>
          </table:table-cell>
          <table:table-cell table:style-name="ce16"/>
          <table:table-cell table:style-name="ce4"/>
          <table:table-cell table:style-name="ce4"/>
          <table:table-cell table:formula="of:=IF(ISBLANK([.M192]);[.A192];[.M192])" office:value-type="float" office:value="49">
            <text:p>49</text:p>
          </table:table-cell>
          <table:table-cell table:formula="of:=IF(ISBLANK([.O192]);IF(ISERROR([.B192]);&quot;Err:&quot;&amp;ORG.OPENOFFICE.ERRORTYPE([.B192])=[.M192];OR([.P192]=[.B192];IF(AND(ISNUMBER([.P192]);ISNUMBER([.B192]));OR(AND([.P192]=0;ABS([.B192])&lt;1E-307);&quot;&quot;&amp;[.B192]=&quot;&quot;&amp;[.P192]))));[.O19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table:formula="of:=SUMSQ([.C193];[.D193])" office:value-type="float" office:value="29">
            <text:p>2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table:number-columns-repeated="5"/>
          <table:table-cell table:style-name="ce12" office:value-type="float" office:value="2">
            <text:p>2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93]);[.A193];[.M193])" office:value-type="float" office:value="29">
            <text:p>29</text:p>
          </table:table-cell>
          <table:table-cell table:formula="of:=IF(ISBLANK([.O193]);IF(ISERROR([.B193]);&quot;Err:&quot;&amp;ORG.OPENOFFICE.ERRORTYPE([.B193])=[.M193];OR([.P193]=[.B193];IF(AND(ISNUMBER([.P193]);ISNUMBER([.B193]));OR(AND([.P193]=0;ABS([.B193])&lt;1E-307);&quot;&quot;&amp;[.B193]=&quot;&quot;&amp;[.P193]))));[.O19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table:formula="of:=SUMSQ([.C194];[.D194];[.E194])" office:value-type="float" office:value="29">
            <text:p>29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number-columns-repeated="4"/>
          <table:table-cell table:style-name="ce12" office:value-type="float" office:value="3">
            <text:p>3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94]);[.A194];[.M194])" office:value-type="float" office:value="29">
            <text:p>29</text:p>
          </table:table-cell>
          <table:table-cell table:formula="of:=IF(ISBLANK([.O194]);IF(ISERROR([.B194]);&quot;Err:&quot;&amp;ORG.OPENOFFICE.ERRORTYPE([.B194])=[.M194];OR([.P194]=[.B194];IF(AND(ISNUMBER([.P194]);ISNUMBER([.B194]));OR(AND([.P194]=0;ABS([.B194])&lt;1E-307);&quot;&quot;&amp;[.B194]=&quot;&quot;&amp;[.P194]))));[.O19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0460.3069">
            <text:p>10460.3069</text:p>
          </table:table-cell>
          <table:table-cell table:style-name="ce4" table:formula="of:=SUMSQ([.C196:.E196];[.F196:.H196];[.I196])" office:value-type="float" office:value="10460.3069">
            <text:p>10460.306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.45">
            <text:p>5.45</text:p>
          </table:table-cell>
          <table:table-cell table:style-name="ce8" office:value-type="float" office:value="7.62">
            <text:p>7.62</text:p>
          </table:table-cell>
          <table:table-cell table:style-name="ce8" office:value-type="float" office:value="12.7">
            <text:p>12.7</text:p>
          </table:table-cell>
          <table:table-cell table:style-name="ce8" office:value-type="float" office:value="14.5">
            <text:p>14.5</text:p>
          </table:table-cell>
          <table:table-cell table:style-name="ce8" office:value-type="float" office:value="-100">
            <text:p>-100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196]);[.A196];[.M196])" office:value-type="float" office:value="10460.3069">
            <text:p>10460.3069</text:p>
          </table:table-cell>
          <table:table-cell table:formula="of:=IF(ISBLANK([.O196]);IF(ISERROR([.B196]);&quot;Err:&quot;&amp;ORG.OPENOFFICE.ERRORTYPE([.B196])=[.M196];OR([.P196]=[.B196];IF(AND(ISNUMBER([.P196]);ISNUMBER([.B196]));OR(AND([.P196]=0;ABS([.B196])&lt;1E-307);&quot;&quot;&amp;[.B196]=&quot;&quot;&amp;[.P196]))));[.O19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4" table:formula="of:=SUMSQ([.C197:.E197];[.F197:.H197];[.I197])" office:value-type="float" office:value="115">
            <text:p>115</text:p>
          </table:table-cell>
          <table:table-cell table:style-name="ce8" office:value-type="float" office:value="-10">
            <text:p>-10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ce4" table:number-columns-repeated="2"/>
          <table:table-cell table:style-name="ce16"/>
          <table:table-cell table:style-name="ce4" office:value-type="string">
            <office:annotation draw:style-name="gr1" draw:text-style-name="P1" svg:width="3.587cm" svg:height="1.996cm" svg:x="32.725cm" svg:y="89.53cm" draw:caption-point-x="1.439cm" draw:caption-point-y="1.76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4"/>
          <table:table-cell table:formula="of:=IF(ISBLANK([.M197]);[.A197];[.M197])" office:value-type="float" office:value="115">
            <text:p>115</text:p>
          </table:table-cell>
          <table:table-cell table:formula="of:=IF(ISBLANK([.O197]);IF(ISERROR([.B197]);&quot;Err:&quot;&amp;ORG.OPENOFFICE.ERRORTYPE([.B197])=[.M197];OR([.P197]=[.B197];IF(AND(ISNUMBER([.P197]);ISNUMBER([.B197]));OR(AND([.P197]=0;ABS([.B197])&lt;1E-307);&quot;&quot;&amp;[.B197]=&quot;&quot;&amp;[.P197]))));[.O19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666666666666667">
            <text:p>0.66667</text:p>
          </table:table-cell>
          <table:table-cell table:style-name="ce4" table:formula="of:=COVAR([.C199:.E199];[.F199:.H199])" office:value-type="float" office:value="0.666666666666667">
            <text:p>0.6666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12" office:value-type="float" office:value="6">
            <text:p>6</text:p>
          </table:table-cell>
          <table:table-cell table:style-name="ce4" office:value-type="string">
            <text:p>COVAR</text:p>
          </table:table-cell>
          <table:table-cell table:style-name="ce4" office:value-type="string">
            <text:p>COVAR</text:p>
          </table:table-cell>
          <table:table-cell table:style-name="ce16"/>
          <table:table-cell table:style-name="ce4"/>
          <table:table-cell table:style-name="ce4"/>
          <table:table-cell table:formula="of:=IF(ISBLANK([.M199]);[.A199];[.M199])" office:value-type="float" office:value="0.666666666666667">
            <text:p>0.66667</text:p>
          </table:table-cell>
          <table:table-cell table:formula="of:=IF(ISBLANK([.O199]);IF(ISERROR([.B199]);&quot;Err:&quot;&amp;ORG.OPENOFFICE.ERRORTYPE([.B199])=[.M199];OR([.P199]=[.B199];IF(AND(ISNUMBER([.P199]);ISNUMBER([.B199]));OR(AND([.P199]=0;ABS([.B199])&lt;1E-307);&quot;&quot;&amp;[.B199]=&quot;&quot;&amp;[.P199]))));[.O199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-0.111111111111111">
            <text:p>-0.11111</text:p>
          </table:table-cell>
          <table:table-cell table:style-name="ce4" table:formula="of:=COVAR([.C200:.E200];[.F200:.H200])" office:value-type="float" office:value="-0.111111111111111">
            <text:p>-0.1111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2" office:value-type="float" office:value="6">
            <text:p>6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200]);[.A200];[.M200])" office:value-type="float" office:value="-0.111111111111111">
            <text:p>-0.11111</text:p>
          </table:table-cell>
          <table:table-cell table:formula="of:=IF(ISBLANK([.O200]);IF(ISERROR([.B200]);&quot;Err:&quot;&amp;ORG.OPENOFFICE.ERRORTYPE([.B200])=[.M200];OR([.P200]=[.B200];IF(AND(ISNUMBER([.P200]);ISNUMBER([.B200]));OR(AND([.P200]=0;ABS([.B200])&lt;1E-307);&quot;&quot;&amp;[.B200]=&quot;&quot;&amp;[.P200]))));[.O20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.25">
            <text:p>0.25</text:p>
          </table:table-cell>
          <table:table-cell table:style-name="ce4" table:formula="of:=COVAR([.C202:.D202];[.E202:.F202])" office:value-type="float" office:value="0.25">
            <text:p>0.2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table:number-columns-repeated="3"/>
          <table:table-cell table:style-name="ce12" office:value-type="float" office:value="4">
            <text:p>4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/>
          <table:table-cell table:formula="of:=IF(ISBLANK([.M202]);[.A202];[.M202])" office:value-type="float" office:value="0.25">
            <text:p>0.25</text:p>
          </table:table-cell>
          <table:table-cell table:formula="of:=IF(ISBLANK([.O202]);IF(ISERROR([.B202]);&quot;Err:&quot;&amp;ORG.OPENOFFICE.ERRORTYPE([.B202])=[.M202];OR([.P202]=[.B202];IF(AND(ISNUMBER([.P202]);ISNUMBER([.B202]));OR(AND([.P202]=0;ABS([.B202])&lt;1E-307);&quot;&quot;&amp;[.B202]=&quot;&quot;&amp;[.P202]))));[.O20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4" table:formula="of:=COVAR([.C203:.E203];[.F203:.G203])" office:value-type="float" office:value="0">
            <text:p>Err:50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table:number-columns-repeated="2"/>
          <table:table-cell table:style-name="ce12" office:value-type="float" office:value="5">
            <text:p>5</text:p>
          </table:table-cell>
          <table:table-cell table:style-name="ce4" table:number-columns-repeated="2"/>
          <table:table-cell table:style-name="ce16" office:value-type="string">
            <text:p>Err:502</text:p>
          </table:table-cell>
          <table:table-cell table:style-name="ce4"/>
          <table:table-cell table:style-name="ce4"/>
          <table:table-cell table:formula="of:=IF(ISBLANK([.M203]);[.A203];[.M203])" office:value-type="string" office:string-value="Err:502">
            <text:p>Err:502</text:p>
          </table:table-cell>
          <table:table-cell table:formula="of:=IF(ISBLANK([.O203]);IF(ISERROR([.B203]);&quot;Err:&quot;&amp;ORG.OPENOFFICE.ERRORTYPE([.B203])=[.M203];OR([.P203]=[.B203];IF(AND(ISNUMBER([.P203]);ISNUMBER([.B203]));OR(AND([.P203]=0;ABS([.B203])&lt;1E-307);&quot;&quot;&amp;[.B203]=&quot;&quot;&amp;[.P203]))));[.O20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7" table:formula="of:=SUMIF([.D205:.F205];&quot;&gt;&quot;&amp;[.C205];[.G205:.I205])" office:value-type="float" office:value="43">
            <text:p>4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3" office:value-type="float" office:value="7">
            <text:p>7</text:p>
          </table:table-cell>
          <table:table-cell table:style-name="ce14" office:value-type="string">
            <text:p>SUMIF</text:p>
          </table:table-cell>
          <table:table-cell table:style-name="ce14" office:value-type="string">
            <text:p>SUMIF</text:p>
          </table:table-cell>
          <table:table-cell table:style-name="ce16"/>
          <table:table-cell table:style-name="ce4"/>
          <table:table-cell table:style-name="ce4"/>
          <table:table-cell table:formula="of:=IF(ISBLANK([.M205]);[.A205];[.M205])" office:value-type="float" office:value="43">
            <text:p>43</text:p>
          </table:table-cell>
          <table:table-cell table:formula="of:=IF(ISBLANK([.O205]);IF(ISERROR([.B205]);&quot;Err:&quot;&amp;ORG.OPENOFFICE.ERRORTYPE([.B205])=[.M205];OR([.P205]=[.B205];IF(AND(ISNUMBER([.P205]);ISNUMBER([.B205]));OR(AND([.P205]=0;ABS([.B205])&lt;1E-307);&quot;&quot;&amp;[.B205]=&quot;&quot;&amp;[.P205]))));[.O205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7" table:formula="of:=SUMIF([.D206:.F206];&quot;&gt;&quot;&amp;[.C206])" office:value-type="float" office:value="23">
            <text:p>2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1" table:number-columns-repeated="3"/>
          <table:table-cell table:style-name="ce13" office:value-type="float" office:value="4">
            <text:p>4</text:p>
          </table:table-cell>
          <table:table-cell table:style-name="ce15" table:number-columns-repeated="2"/>
          <table:table-cell table:style-name="ce16"/>
          <table:table-cell table:style-name="ce4"/>
          <table:table-cell table:style-name="ce4"/>
          <table:table-cell table:formula="of:=IF(ISBLANK([.M206]);[.A206];[.M206])" office:value-type="float" office:value="23">
            <text:p>23</text:p>
          </table:table-cell>
          <table:table-cell table:formula="of:=IF(ISBLANK([.O206]);IF(ISERROR([.B206]);&quot;Err:&quot;&amp;ORG.OPENOFFICE.ERRORTYPE([.B206])=[.M206];OR([.P206]=[.B206];IF(AND(ISNUMBER([.P206]);ISNUMBER([.B206]));OR(AND([.P206]=0;ABS([.B206])&lt;1E-307);&quot;&quot;&amp;[.B206]=&quot;&quot;&amp;[.P206]))));[.O20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 table:number-rows-repeated="9794">
          <table:table-cell table:style-name="ce2"/>
          <table:table-cell table:style-name="ce4"/>
          <table:table-cell table:style-name="ce8" table:number-columns-repeated="7"/>
          <table:table-cell table:style-name="ce12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 table:number-rows-repeated="55536">
          <table:table-cell table:style-name="ce4" table:number-columns-repeated="9"/>
          <table:table-cell table:style-name="ce12"/>
          <table:table-cell table:style-name="ce4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verageRange" table:base-cell-address="$Sheet1.$A$1" table:cell-range-address="$Sheet1.$C$80:.$E$80"/>
        <table:named-range table:name="CiteHeader" table:base-cell-address="$Sheet1.$A$1" table:cell-range-address="$Sheet1.$A$1:.$L$1"/>
        <table:named-range table:name="CiteVAR" table:base-cell-address="$Sheet1.$A$1" table:cell-range-address="$Sheet1.$A$149:.$L$153"/>
        <table:named-range table:name="CountRange" table:base-cell-address="$Sheet1.$A$1" table:cell-range-address="$Sheet1.$C$50:.$E$50"/>
        <table:named-range table:name="MaxRange" table:base-cell-address="$Sheet1.$A$1" table:cell-range-address="$Sheet1.$C$134:.$E$134"/>
        <table:named-range table:name="MinRange" table:base-cell-address="$Sheet1.$A$1" table:cell-range-address="$Sheet1.$C$107:.$E$107"/>
        <table:named-range table:name="Product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SFr. </number:text>
      <number:number number:decimal-places="0" number:min-integer-digits="1" number:grouping="true"/>
    </number:number-style>
    <number:number-style style:name="N141">
      <number:text>SFr. 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SFr. </number:text>
      <number:number number:decimal-places="0" number:min-integer-digits="1" number:grouping="true"/>
    </number:number-style>
    <number:number-style style:name="N142">
      <style:text-properties fo:color="#ff0000"/>
      <number:text>SFr. -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SFr. </number:text>
      <number:number number:decimal-places="2" number:min-integer-digits="1" number:grouping="true"/>
    </number:number-style>
    <number:number-style style:name="N144">
      <number:text>SFr. 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SFr. </number:text>
      <number:number number:decimal-places="2" number:min-integer-digits="1" number:grouping="true"/>
    </number:number-style>
    <number:number-style style:name="N145">
      <style:text-properties fo:color="#ff0000"/>
      <number:text>SFr. -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SFr. </number:text>
      <number:number number:decimal-places="0" number:min-integer-digits="1" number:grouping="true"/>
      <number:text> </number:text>
    </number:number-style>
    <number:number-style style:name="N149P1" style:volatile="true">
      <number:text> SFr. -</number:text>
      <number:number number:decimal-places="0" number:min-integer-digits="1" number:grouping="true"/>
      <number:text> </number:text>
    </number:number-style>
    <number:number-style style:name="N149P2" style:volatile="true">
      <number:text> SFr.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р.</number:text>
    </number:number-style>
    <number:number-style style:name="N159">
      <number:text>-</number:text>
      <number:number number:decimal-places="0" number:min-integer-digits="1" number:grouping="true"/>
      <number:text>р.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р.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р.</number:text>
    </number:number-style>
    <number:number-style style:name="N162">
      <number:text>-</number:text>
      <number:number number:decimal-places="2" number:min-integer-digits="1" number:grouping="true"/>
      <number:text>р.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р.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р. </number:text>
    </number:number-style>
    <number:number-style style:name="N167P1" style:volatile="true">
      <number:text>-</number:text>
      <number:number number:decimal-places="0" number:min-integer-digits="1" number:grouping="true"/>
      <number:text>р. </number:text>
    </number:number-style>
    <number:number-style style:name="N167P2" style:volatile="true">
      <number:text> -р.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р. </number:text>
    </number:number-style>
    <number:number-style style:name="N175P1" style:volatile="true">
      <number:text>-</number:text>
      <number:number number:decimal-places="2" number:min-integer-digits="1" number:grouping="true"/>
      <number:text>р. </number:text>
    </number:number-style>
    <number:number-style style:name="N175P2" style:volatile="true">
      <number:text> -</number:text>
      <number:number number:decimal-places="0" number:min-integer-digits="0"/>
      <number:text>р.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</number:text>
    </number:number-style>
    <number:number-style style:name="N179P1" style:volatile="true">
      <number:text>-</number:text>
      <number:number number:decimal-places="2" number:min-integer-digits="1" number:grouping="true"/>
      <number:text>    </number:text>
    </number:number-style>
    <number:number-style style:name="N179P2" style:volatile="true">
      <number:text> -</number:text>
      <number:number number: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8" number:min-integer-digits="1"/>
    </number:number-style>
    <number:number-style style:name="N181">
      <number:number number:decimal-places="7" number:min-integer-digits="1"/>
    </number:number-style>
    <number:number-style style:name="N182">
      <number:number number:decimal-places="6" number:min-integer-digits="1"/>
    </number:number-style>
    <number:number-style style:name="N183">
      <number:number number:decimal-places="5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3" number:min-integer-digits="1"/>
    </number:number-style>
    <number:number-style style:name="N188P0" style:volatile="true">
      <number:number number:decimal-places="3" number:min-integer-digits="1" number:grouping="true"/>
      <number:text> </number:text>
    </number:number-style>
    <number:number-style style:name="N188P1" style:volatile="true">
      <number:text> -</number:text>
      <number:number number:decimal-places="3" number:min-integer-digits="1" number:grouping="true"/>
      <number:text> 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number:number number:decimal-places="4" number:min-integer-digits="1" number:grouping="true"/>
      <number:text> </number:text>
    </number:number-style>
    <number:number-style style:name="N191P1" style:volatile="true">
      <number:text> -</number:text>
      <number:number number:decimal-places="4" number:min-integer-digits="1" number:grouping="true"/>
      <number:text> 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number number:decimal-places="5" number:min-integer-digits="1" number:grouping="true"/>
      <number:text> </number:text>
    </number:number-style>
    <number:number-style style:name="N194P1" style:volatile="true">
      <number:text> -</number:text>
      <number:number number:decimal-places="5" number:min-integer-digits="1" number:grouping="true"/>
      <number:text> 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number:number number:decimal-places="6" number:min-integer-digits="1" number:grouping="true"/>
      <number:text> </number:text>
    </number:number-style>
    <number:number-style style:name="N197P1" style:volatile="true">
      <number:text> -</number:text>
      <number:number number:decimal-places="6" number:min-integer-digits="1" number:grouping="true"/>
      <number:text> </number:text>
    </number:number-style>
    <number:number-style style:name="N197P2" style:volatile="true">
      <number:text> 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0P0" style:volatile="true">
      <number:number number:decimal-places="1" number:min-integer-digits="1" number:grouping="true"/>
      <number:text> </number:text>
    </number:number-style>
    <number:number-style style:name="N200P1" style:volatile="true">
      <number:text> -</number:text>
      <number:number number:decimal-places="1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number number:decimal-places="0" number:min-integer-digits="1" number:grouping="true"/>
      <number:text> </number:text>
    </number:number-style>
    <number:number-style style:name="N201P1" style:volatile="true">
      <number:text> -</number:text>
      <number:number number:decimal-places="0" number:min-integer-digits="1" number:grouping="true"/>
      <number:text> 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3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3:55:29</dc:date>
    <dc:language>ru-RU</dc:language>
    <meta:editing-cycles>13</meta:editing-cycles>
    <meta:editing-duration>PT00H48M23S</meta:editing-duration>
    <dc:creator>Vladimir Korenev</dc:creator>
    <meta:document-statistic meta:table-count="1" meta:cell-count="1531" meta:object-count="0"/>
    <meta:user-defined meta:name="Info 1"/>
    <meta:user-defined meta:name="Info 2"/>
    <meta:user-defined meta:name="Info 3"/>
    <meta:user-defined meta:name="Info 4"/>
  </office:meta>
</office:document-meta>
</file>